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ffffff" style:use-window-font-color="true"/>
    </style:style>
    <style:style style:name="T2" style:family="text">
      <style:text-properties fo:font-size="14.00pt" fo:font-weight="normal" fo:font-family="Calibri" style:font-family-asian="Calibri" style:font-family-complex="Calibri" fo:background-color="#ffffff" style:use-window-font-color="true"/>
    </style:style>
    <style:style style:name="T3" style:family="text">
      <style:text-properties fo:font-size="14.00pt" fo:font-weight="bold" fo:font-family="Calibri" style:font-family-asian="Calibri" style:font-family-complex="Calibri" fo:background-color="#ffffff" style:use-window-font-color="true"/>
    </style:style>
    <style:style style:name="T4" style:family="text">
      <style:text-properties fo:font-size="14.00pt" fo:font-weight="normal" fo:font-family="Calibri" style:font-family-asian="Calibri" style:font-family-complex="Calibri" fo:background-color="#ffffff" style:use-window-font-color="true"/>
    </style:style>
    <style:style style:name="T5" style:family="text">
      <style:text-properties fo:font-size="14.00pt" fo:font-weight="bold" fo:font-family="Calibri" style:font-family-asian="Calibri" style:font-family-complex="Calibri" fo:background-color="#ffffff" style:use-window-font-color="true"/>
    </style:style>
    <style:style style:name="T6" style:family="text">
      <style:text-properties fo:font-size="14.00pt" fo:font-weight="normal" fo:font-family="Calibri" style:font-family-asian="Calibri" style:font-family-complex="Calibri" fo:background-color="#ffffff"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4.00pt" fo:font-weight="bold"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4.00pt" fo:font-weight="bold"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bold"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bold"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4.00pt" fo:font-weight="bold"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style:style>
    <style:style style:name="T18" style:family="text">
      <style:text-properties fo:font-size="14.00pt" fo:font-weight="bold"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style:use-window-font-color="true"/>
    </style:style>
    <style:style style:name="T21" style:family="text">
      <style:text-properties fo:font-size="14.00pt" fo:font-weight="normal" fo:font-family="Calibri" style:font-family-asian="Calibri" style:font-family-complex="Calibri" fo:background-color="transparent" style:use-window-font-color="true"/>
    </style:style>
    <style:style style:name="T22" style:family="text">
      <style:text-properties fo:font-size="14.00pt" fo:font-weight="bold"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4.00pt" fo:font-weight="bold"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4.00pt" fo:font-weight="bold"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14.00pt" fo:font-weight="bold"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style:use-window-font-color="true"/>
    </style:style>
    <style:style style:name="T30" style:family="text">
      <style:text-properties fo:font-size="14.00pt" fo:font-weight="bold" fo:font-family="Calibri" style:font-family-asian="Calibri" style:font-family-complex="Calibri" fo:background-color="transparent" style:use-window-font-color="true"/>
    </style:style>
    <style:style style:name="T31" style:family="text">
      <style:text-properties fo:font-size="14.00pt" fo:font-weight="normal" fo:font-family="Calibri" style:font-family-asian="Calibri" style:font-family-complex="Calibri" fo:background-color="transparent" style:use-window-font-color="true"/>
    </style:style>
    <style:style style:name="T32" style:family="text">
      <style:text-properties fo:font-size="14.00pt" fo:font-weight="bold" fo:font-family="Calibri" style:font-family-asian="Calibri" style:font-family-complex="Calibri" fo:background-color="transparent" style:use-window-font-color="true"/>
    </style:style>
    <style:style style:name="T33" style:family="text">
      <style:text-properties fo:font-size="14.00pt" fo:font-weight="normal" fo:font-family="Calibri" style:font-family-asian="Calibri" style:font-family-complex="Calibri" fo:background-color="transparent" style:use-window-font-color="true"/>
    </style:style>
    <style:style style:name="T34" style:family="text">
      <style:text-properties fo:font-size="14.00pt" fo:font-weight="bold" fo:font-family="Calibri" style:font-family-asian="Calibri" style:font-family-complex="Calibri" fo:background-color="transparent" style:use-window-font-color="true"/>
    </style:style>
    <style:style style:name="T35" style:family="text">
      <style:text-properties fo:font-size="14.00pt" fo:font-weight="normal" fo:font-family="Calibri" style:font-family-asian="Calibri" style:font-family-complex="Calibri" fo:background-color="transparent" style:use-window-font-color="true"/>
    </style:style>
    <style:style style:name="T36" style:family="text">
      <style:text-properties fo:font-size="14.00pt" fo:font-weight="bold" fo:font-family="Calibri" style:font-family-asian="Calibri" style:font-family-complex="Calibri" fo:background-color="transparent" style:use-window-font-color="true"/>
    </style:style>
    <style:style style:name="T37" style:family="text">
      <style:text-properties fo:font-size="14.00pt" fo:font-weight="normal" fo:font-family="Calibri" style:font-family-asian="Calibri" style:font-family-complex="Calibri" fo:background-color="transparent" style:use-window-font-color="true"/>
    </style:style>
    <style:style style:name="T38" style:family="text">
      <style:text-properties fo:font-size="14.00pt" fo:font-weight="bold" fo:font-family="Calibri" style:font-family-asian="Calibri" style:font-family-complex="Calibri" fo:background-color="transparent" style:use-window-font-color="true"/>
    </style:style>
    <style:style style:name="T39" style:family="text">
      <style:text-properties fo:font-size="14.00pt" fo:font-weight="normal" fo:font-family="Calibri" style:font-family-asian="Calibri" style:font-family-complex="Calibri" fo:background-color="transparent" style:use-window-font-color="true"/>
    </style:style>
    <style:style style:name="T40" style:family="text">
      <style:text-properties fo:font-size="14.00pt" fo:font-weight="bold" fo:font-family="Calibri" style:font-family-asian="Calibri" style:font-family-complex="Calibri" fo:background-color="transparent" style:use-window-font-color="true"/>
    </style:style>
    <style:style style:name="T41" style:family="text">
      <style:text-properties fo:font-size="14.00pt" fo:font-weight="normal" fo:font-family="Calibri" style:font-family-asian="Calibri" style:font-family-complex="Calibri" fo:background-color="transparent" style:use-window-font-color="true"/>
    </style:style>
    <style:style style:name="T42" style:family="text">
      <style:text-properties fo:font-size="14.00pt" fo:font-weight="bold" fo:font-family="Calibri" style:font-family-asian="Calibri" style:font-family-complex="Calibri" fo:background-color="transparent" style:use-window-font-color="true"/>
    </style:style>
    <style:style style:name="T43" style:family="text">
      <style:text-properties fo:font-size="14.00pt" fo:font-weight="normal" fo:font-family="Calibri" style:font-family-asian="Calibri" style:font-family-complex="Calibri" fo:background-color="transparent" style:use-window-font-color="true"/>
    </style:style>
    <style:style style:name="T44" style:family="text">
      <style:text-properties fo:font-size="14.00pt" fo:font-weight="bold" fo:font-family="Calibri" style:font-family-asian="Calibri" style:font-family-complex="Calibri" fo:background-color="transparent" style:use-window-font-color="true"/>
    </style:style>
    <style:style style:name="T45" style:family="text">
      <style:text-properties fo:font-size="14.00pt" fo:font-weight="normal" fo:font-family="Calibri" style:font-family-asian="Calibri" style:font-family-complex="Calibri" fo:background-color="transparent" style:use-window-font-color="true"/>
    </style:style>
    <style:style style:name="T46" style:family="text">
      <style:text-properties fo:font-size="14.00pt" fo:font-weight="bold" fo:font-family="Calibri" style:font-family-asian="Calibri" style:font-family-complex="Calibri" fo:background-color="transparent" style:use-window-font-color="true"/>
    </style:style>
    <style:style style:name="T47" style:family="text">
      <style:text-properties fo:font-size="14.00pt" fo:font-weight="normal" fo:font-family="Calibri" style:font-family-asian="Calibri" style:font-family-complex="Calibri" fo:background-color="transparent" style:use-window-font-color="true"/>
    </style:style>
    <style:style style:name="T48" style:family="text">
      <style:text-properties fo:font-size="14.00pt" fo:font-weight="bold" fo:font-family="Calibri" style:font-family-asian="Calibri" style:font-family-complex="Calibri" fo:background-color="transparent" style:use-window-font-color="true"/>
    </style:style>
    <style:style style:name="T49" style:family="text">
      <style:text-properties fo:font-size="14.00pt" fo:font-weight="normal" fo:font-family="Calibri" style:font-family-asian="Calibri" style:font-family-complex="Calibri" fo:background-color="transparent" style:use-window-font-color="true"/>
    </style:style>
    <style:style style:name="T50" style:family="text">
      <style:text-properties fo:font-size="14.00pt" fo:font-weight="bold" fo:font-family="Calibri" style:font-family-asian="Calibri" style:font-family-complex="Calibri" fo:background-color="transparent" style:use-window-font-color="true"/>
    </style:style>
    <style:style style:name="T51" style:family="text">
      <style:text-properties fo:font-size="14.00pt" fo:font-weight="normal" fo:font-family="Calibri" style:font-family-asian="Calibri" style:font-family-complex="Calibri" fo:background-color="transparent" style:use-window-font-color="true"/>
    </style:style>
    <style:style style:name="T52" style:family="text">
      <style:text-properties fo:font-size="14.00pt" fo:font-weight="bold" fo:font-family="Calibri" style:font-family-asian="Calibri" style:font-family-complex="Calibri" fo:background-color="transparent" style:use-window-font-color="true"/>
    </style:style>
    <style:style style:name="T53" style:family="text">
      <style:text-properties fo:font-size="14.00pt" fo:font-weight="normal" fo:font-family="Calibri" style:font-family-asian="Calibri" style:font-family-complex="Calibri" fo:background-color="transparent" style:use-window-font-color="true"/>
    </style:style>
    <style:style style:name="T54" style:family="text">
      <style:text-properties fo:font-size="14.00pt" fo:font-weight="bold" fo:font-family="Calibri" style:font-family-asian="Calibri" style:font-family-complex="Calibri" fo:background-color="transparent" style:use-window-font-color="true"/>
    </style:style>
    <style:style style:name="T55" style:family="text">
      <style:text-properties fo:font-size="14.00pt" fo:font-weight="normal" fo:font-family="Calibri" style:font-family-asian="Calibri" style:font-family-complex="Calibri" fo:background-color="transparent" style:use-window-font-color="true"/>
    </style:style>
    <style:style style:name="T56" style:family="text">
      <style:text-properties fo:font-size="14.00pt" fo:font-weight="bold" fo:font-family="Calibri" style:font-family-asian="Calibri" style:font-family-complex="Calibri" fo:background-color="transparent" style:use-window-font-color="true"/>
    </style:style>
    <style:style style:name="T57" style:family="text">
      <style:text-properties fo:font-size="14.00pt" fo:font-weight="normal" fo:font-family="Calibri" style:font-family-asian="Calibri" style:font-family-complex="Calibri" fo:background-color="transparent" style:use-window-font-color="true"/>
    </style:style>
    <style:style style:name="T58" style:family="text">
      <style:text-properties fo:font-size="14.00pt" fo:font-weight="bold" fo:font-family="Calibri" style:font-family-asian="Calibri" style:font-family-complex="Calibri" fo:background-color="transparent" style:use-window-font-color="true"/>
    </style:style>
    <style:style style:name="T59" style:family="text">
      <style:text-properties fo:font-size="14.00pt" fo:font-weight="normal" fo:font-family="Calibri" style:font-family-asian="Calibri" style:font-family-complex="Calibri" fo:background-color="transparent" style:use-window-font-color="true"/>
    </style:style>
    <style:style style:name="T60" style:family="text">
      <style:text-properties fo:font-size="14.00pt" fo:font-weight="bold" fo:font-family="Calibri" style:font-family-asian="Calibri" style:font-family-complex="Calibri" fo:background-color="transparent" style:use-window-font-color="true"/>
    </style:style>
    <style:style style:name="T61" style:family="text">
      <style:text-properties fo:font-size="14.00pt" fo:font-weight="normal" fo:font-family="Calibri" style:font-family-asian="Calibri" style:font-family-complex="Calibri" fo:background-color="transparent" style:use-window-font-color="true"/>
    </style:style>
    <style:style style:name="T62" style:family="text">
      <style:text-properties fo:font-size="14.00pt" fo:font-weight="bold" fo:font-family="Calibri" style:font-family-asian="Calibri" style:font-family-complex="Calibri" fo:background-color="transparent" style:use-window-font-color="true"/>
    </style:style>
    <style:style style:name="T63" style:family="text">
      <style:text-properties fo:font-size="14.00pt" fo:font-weight="normal" fo:font-family="Calibri" style:font-family-asian="Calibri" style:font-family-complex="Calibri" fo:background-color="transparent" style:use-window-font-color="true"/>
    </style:style>
    <style:style style:name="T64" style:family="text">
      <style:text-properties fo:font-size="14.00pt" fo:font-weight="bold" fo:font-family="Calibri" style:font-family-asian="Calibri" style:font-family-complex="Calibri" fo:background-color="transparent" style:use-window-font-color="true"/>
    </style:style>
    <style:style style:name="T65" style:family="text">
      <style:text-properties fo:font-size="14.00pt" fo:font-weight="normal" fo:font-family="Calibri" style:font-family-asian="Calibri" style:font-family-complex="Calibri" fo:background-color="transparent" style:use-window-font-color="true"/>
    </style:style>
    <style:style style:name="T66" style:family="text">
      <style:text-properties fo:font-size="14.00pt" fo:font-weight="normal" fo:font-family="Calibri" style:font-family-asian="Calibri" style:font-family-complex="Calibri" fo:background-color="#ffffff" style:use-window-font-color="true"/>
    </style:style>
    <style:style style:name="T67" style:family="text">
      <style:text-properties fo:font-size="14.00pt" fo:font-weight="bold" fo:font-family="Calibri" style:font-family-asian="Calibri" style:font-family-complex="Calibri" fo:background-color="#ffffff" style:use-window-font-color="true"/>
    </style:style>
    <style:style style:name="T68" style:family="text">
      <style:text-properties fo:font-size="14.00pt" fo:font-weight="normal" fo:font-family="Calibri" style:font-family-asian="Calibri" style:font-family-complex="Calibri" fo:background-color="#ffffff" style:use-window-font-color="true"/>
    </style:style>
    <style:style style:name="T69" style:family="text">
      <style:text-properties fo:font-size="14.00pt" fo:font-weight="normal" fo:font-family="Calibri" style:font-family-asian="Calibri" style:font-family-complex="Calibri" fo:background-color="transparent" style:use-window-font-color="true"/>
    </style:style>
    <style:style style:name="T70" style:family="text">
      <style:text-properties fo:font-size="14.00pt" fo:font-weight="bold" fo:font-family="Calibri" style:font-family-asian="Calibri" style:font-family-complex="Calibri" fo:background-color="transparent" style:use-window-font-color="true"/>
    </style:style>
    <style:style style:name="T71" style:family="text">
      <style:text-properties fo:font-size="14.00pt" fo:font-weight="normal" fo:font-family="Calibri" style:font-family-asian="Calibri" style:font-family-complex="Calibri" fo:background-color="transparent" style:use-window-font-color="true"/>
    </style:style>
    <style:style style:name="T72" style:family="text">
      <style:text-properties fo:font-size="14.00pt" fo:font-weight="bold" fo:font-family="Calibri" style:font-family-asian="Calibri" style:font-family-complex="Calibri" fo:background-color="transparent" style:use-window-font-color="true"/>
    </style:style>
    <style:style style:name="T73" style:family="text">
      <style:text-properties fo:font-size="14.00pt" fo:font-weight="normal" fo:font-family="Calibri" style:font-family-asian="Calibri" style:font-family-complex="Calibri" fo:background-color="transparent" style:use-window-font-color="true"/>
    </style:style>
    <style:style style:name="T74" style:family="text">
      <style:text-properties fo:font-size="14.00pt" fo:font-weight="bold" fo:font-family="Calibri" style:font-family-asian="Calibri" style:font-family-complex="Calibri" fo:background-color="transparent" style:use-window-font-color="true"/>
    </style:style>
    <style:style style:name="T75" style:family="text">
      <style:text-properties fo:font-size="14.00pt" fo:font-weight="normal" fo:font-family="Calibri" style:font-family-asian="Calibri" style:font-family-complex="Calibri" fo:background-color="transparent" style:use-window-font-color="true"/>
    </style:style>
    <style:style style:name="T76" style:family="text">
      <style:text-properties fo:font-size="14.00pt" fo:font-weight="bold" fo:font-family="Calibri" style:font-family-asian="Calibri" style:font-family-complex="Calibri" fo:background-color="transparent" style:use-window-font-color="true"/>
    </style:style>
    <style:style style:name="T77" style:family="text">
      <style:text-properties fo:font-size="14.00pt" fo:font-weight="normal" fo:font-family="Calibri" style:font-family-asian="Calibri" style:font-family-complex="Calibri" fo:background-color="transparent" style:use-window-font-color="true"/>
    </style:style>
    <style:style style:name="T78" style:family="text">
      <style:text-properties fo:font-size="14.00pt" fo:font-weight="bold" fo:font-family="Calibri" style:font-family-asian="Calibri" style:font-family-complex="Calibri" fo:background-color="transparent" style:use-window-font-color="true"/>
    </style:style>
    <style:style style:name="T79" style:family="text">
      <style:text-properties fo:font-size="14.00pt" fo:font-weight="normal" fo:font-family="Calibri" style:font-family-asian="Calibri" style:font-family-complex="Calibri" fo:background-color="transparent" style:use-window-font-color="true"/>
    </style:style>
    <style:style style:name="T80" style:family="text">
      <style:text-properties fo:font-size="14.00pt" fo:font-weight="bold" fo:font-family="Calibri" style:font-family-asian="Calibri" style:font-family-complex="Calibri" fo:background-color="transparent" style:use-window-font-color="true"/>
    </style:style>
    <style:style style:name="T81" style:family="text">
      <style:text-properties fo:font-size="14.00pt" fo:font-weight="normal" fo:font-family="Calibri" style:font-family-asian="Calibri" style:font-family-complex="Calibri" fo:background-color="transparent" style:use-window-font-color="true"/>
    </style:style>
    <style:style style:name="T82" style:family="text">
      <style:text-properties fo:font-size="14.00pt" fo:font-weight="bold" fo:font-family="Calibri" style:font-family-asian="Calibri" style:font-family-complex="Calibri" fo:background-color="transparent" style:use-window-font-color="true"/>
    </style:style>
    <style:style style:name="T83" style:family="text">
      <style:text-properties fo:font-size="14.00pt" fo:font-weight="normal" fo:font-family="Calibri" style:font-family-asian="Calibri" style:font-family-complex="Calibri" fo:background-color="transparent" style:use-window-font-color="true"/>
    </style:style>
    <style:style style:name="T84" style:family="text">
      <style:text-properties fo:font-size="14.00pt" fo:font-weight="bold" fo:font-family="Calibri" style:font-family-asian="Calibri" style:font-family-complex="Calibri" fo:background-color="transparent" style:use-window-font-color="true"/>
    </style:style>
    <style:style style:name="T85" style:family="text">
      <style:text-properties fo:font-size="14.00pt" fo:font-weight="normal" fo:font-family="Calibri" style:font-family-asian="Calibri" style:font-family-complex="Calibri" fo:background-color="transparent" style:use-window-font-color="true"/>
    </style:style>
    <style:style style:name="T86" style:family="text">
      <style:text-properties fo:font-size="14.00pt" fo:font-weight="bold" fo:font-family="Calibri" style:font-family-asian="Calibri" style:font-family-complex="Calibri" fo:background-color="transparent" style:use-window-font-color="true"/>
    </style:style>
    <style:style style:name="T87" style:family="text">
      <style:text-properties fo:font-size="14.00pt" fo:font-weight="normal" fo:font-family="Calibri" style:font-family-asian="Calibri" style:font-family-complex="Calibri" fo:background-color="transparent" style:use-window-font-color="true"/>
    </style:style>
    <style:style style:name="T88" style:family="text">
      <style:text-properties fo:font-size="14.00pt" fo:font-weight="bold" fo:font-family="Calibri" style:font-family-asian="Calibri" style:font-family-complex="Calibri" fo:background-color="transparent" style:use-window-font-color="true"/>
    </style:style>
    <style:style style:name="T89" style:family="text">
      <style:text-properties fo:font-size="14.00pt" fo:font-weight="normal" fo:font-family="Calibri" style:font-family-asian="Calibri" style:font-family-complex="Calibri" fo:background-color="transparent" style:use-window-font-color="true"/>
    </style:style>
    <style:style style:name="T90" style:family="text">
      <style:text-properties fo:font-size="14.00pt" fo:font-weight="bold" fo:font-family="Calibri" style:font-family-asian="Calibri" style:font-family-complex="Calibri" fo:background-color="transparent" style:use-window-font-color="true"/>
    </style:style>
    <style:style style:name="T91" style:family="text">
      <style:text-properties fo:font-size="14.00pt" fo:font-weight="normal" fo:font-family="Calibri" style:font-family-asian="Calibri" style:font-family-complex="Calibri" fo:background-color="transparent" style:use-window-font-color="true"/>
    </style:style>
    <style:style style:name="T92" style:family="text">
      <style:text-properties fo:font-size="14.00pt" fo:font-weight="bold" fo:font-family="Calibri" style:font-family-asian="Calibri" style:font-family-complex="Calibri" fo:background-color="transparent" style:use-window-font-color="true"/>
    </style:style>
    <style:style style:name="T93"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justify" fo:margin-bottom="8.00pt"/>
    </style:style>
    <style:style style:name="P3" style:family="paragraph">
      <style:paragraph-properties fo:line-height="100.00%" fo:text-align="justify" fo:margin-top="5.00pt" fo:margin-bottom="5.00pt"/>
    </style:style>
    <text:list-style style:name="L4">
      <text:list-level-style-bullet text:level="1" text:bullet-char="•">
        <style:list-level-properties text:space-before="20.40pt" text:min-label-width="18.00pt"/>
        <style:text-properties fo:font-family="Symbol"/>
      </text:list-level-style-bullet>
    </text:list-style>
    <style:style style:name="P4" style:family="paragraph">
      <style:paragraph-properties fo:line-height="100.00%" fo:text-align="justify" fo:margin-right="2.40pt" fo:margin-top="6.00pt" fo:margin-bottom="7.20pt">
        <style:tab-stops>
          <style:tab-stop style:position="-2.40pt"/>
        </style:tab-stops>
      </style:paragraph-properties>
    </style:style>
    <style:style style:name="P5" style:family="paragraph">
      <style:paragraph-properties fo:line-height="100.00%" fo:text-align="justify" fo:margin-top="5.00pt" fo:margin-bottom="5.00pt"/>
    </style:style>
    <style:style style:name="P6" style:family="paragraph">
      <style:paragraph-properties fo:line-height="100.00%" fo:text-align="justify" fo:margin-left="2.40pt" fo:text-indent="0.00pt" fo:margin-right="2.40pt" fo:margin-top="6.00pt" fo:margin-bottom="7.20pt"/>
    </style:style>
    <text:list-style style:name="L7">
      <text:list-level-style-bullet text:level="1" text:bullet-char="•">
        <style:list-level-properties text:space-before="20.40pt" text:min-label-width="18.00pt"/>
        <style:text-properties fo:font-family="Symbol"/>
      </text:list-level-style-bullet>
    </text:list-style>
    <style:style style:name="P7" style:family="paragraph">
      <style:paragraph-properties fo:line-height="100.00%" fo:text-align="justify" fo:margin-right="2.40pt" fo:margin-top="6.00pt" fo:margin-bottom="7.20pt">
        <style:tab-stops>
          <style:tab-stop style:position="-2.40pt"/>
        </style:tab-stops>
      </style:paragraph-properties>
    </style:style>
    <style:style style:name="P8" style:family="paragraph">
      <style:paragraph-properties fo:line-height="100.00%" fo:text-align="justify" fo:margin-left="2.40pt" fo:text-indent="0.00pt" fo:margin-right="2.40pt" fo:margin-top="6.00pt" fo:margin-bottom="7.20pt"/>
    </style:style>
    <style:style style:name="P9" style:family="paragraph">
      <style:paragraph-properties fo:line-height="100.00%" fo:text-align="justify">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text:list-style style:name="L10">
      <text:list-level-style-bullet text:level="1" text:bullet-char="•">
        <style:list-level-properties text:space-before="20.40pt" text:min-label-width="18.00pt"/>
        <style:text-properties fo:font-family="Symbol"/>
      </text:list-level-style-bullet>
    </text:list-style>
    <style:style style:name="P10" style:family="paragraph">
      <style:paragraph-properties fo:line-height="100.00%" fo:text-align="justify" fo:margin-right="2.40pt" fo:margin-top="6.00pt" fo:margin-bottom="7.20pt">
        <style:tab-stops>
          <style:tab-stop style:position="-2.40pt"/>
        </style:tab-stops>
      </style:paragraph-properties>
    </style:style>
    <style:style style:name="P11" style:family="paragraph">
      <style:paragraph-properties fo:line-height="100.00%" fo:text-align="justify" fo:margin-left="2.40pt" fo:text-indent="0.00pt" fo:margin-right="2.40pt" fo:margin-top="6.00pt" fo:margin-bottom="7.20pt"/>
    </style:style>
    <style:style style:name="P12" style:family="paragraph">
      <style:paragraph-properties fo:line-height="100.00%" fo:text-align="justify">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3" style:family="paragraph">
      <style:paragraph-properties fo:line-height="100.00%" fo:text-align="justify" fo:margin-left="2.40pt" fo:text-indent="0.00pt" fo:margin-right="2.40pt" fo:margin-top="6.00pt" fo:margin-bottom="7.20pt"/>
    </style:style>
    <text:list-style style:name="L14">
      <text:list-level-style-bullet text:level="1" text:bullet-char="•">
        <style:list-level-properties text:space-before="20.40pt" text:min-label-width="18.00pt"/>
        <style:text-properties fo:font-family="Symbol"/>
      </text:list-level-style-bullet>
    </text:list-style>
    <style:style style:name="P14" style:family="paragraph">
      <style:paragraph-properties fo:line-height="100.00%" fo:text-align="justify" fo:margin-right="2.40pt" fo:margin-top="6.00pt" fo:margin-bottom="7.20pt">
        <style:tab-stops>
          <style:tab-stop style:position="-2.40pt"/>
        </style:tab-stops>
      </style:paragraph-properties>
    </style:style>
    <style:style style:name="P15" style:family="paragraph">
      <style:paragraph-properties fo:line-height="100.00%" fo:text-align="justify" fo:margin-left="2.40pt" fo:text-indent="0.00pt" fo:margin-right="2.40pt" fo:margin-top="6.00pt" fo:margin-bottom="7.20pt"/>
    </style:style>
    <style:style style:name="P16" style:family="paragraph">
      <style:paragraph-properties fo:line-height="100.00%" fo:text-align="justify">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7" style:family="paragraph">
      <style:paragraph-properties fo:line-height="100.00%" fo:text-align="justify" fo:margin-left="2.40pt" fo:text-indent="0.00pt" fo:margin-right="2.40pt" fo:margin-top="6.00pt" fo:margin-bottom="7.20pt"/>
    </style:style>
    <style:style style:name="P18" style:family="paragraph">
      <style:paragraph-properties fo:line-height="100.00%" fo:text-align="justify" fo:margin-top="2.00pt"/>
    </style:style>
    <style:style style:name="P19" style:family="paragraph">
      <style:paragraph-properties fo:line-height="100.00%" fo:text-align="justify">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20" style:family="paragraph">
      <style:paragraph-properties fo:line-height="100.00%" fo:text-align="justify" fo:margin-top="2.00pt"/>
    </style:style>
    <style:style style:name="P21" style:family="paragraph">
      <style:paragraph-properties fo:line-height="100.00%" fo:text-align="justify" fo:margin-left="2.40pt" fo:text-indent="0.00pt" fo:margin-right="2.40pt" fo:margin-top="6.00pt" fo:margin-bottom="7.20pt"/>
    </style:style>
    <style:style style:name="P22" style:family="paragraph">
      <style:paragraph-properties fo:line-height="100.00%" fo:text-align="justify" fo:margin-top="2.00pt"/>
    </style:style>
    <style:style style:name="P23" style:family="paragraph">
      <style:paragraph-properties fo:line-height="100.00%" fo:text-align="justify" fo:margin-left="2.40pt" fo:text-indent="0.00pt" fo:margin-right="2.40pt" fo:margin-top="6.00pt" fo:margin-bottom="7.20pt"/>
    </style:style>
    <style:style style:name="P24" style:family="paragraph">
      <style:paragraph-properties fo:line-height="100.00%" fo:text-align="left" fo:margin-top="5.00pt" fo:margin-bottom="5.00pt"/>
    </style:style>
    <style:style style:name="P25" style:family="paragraph">
      <style:paragraph-properties fo:line-height="100.00%" fo:text-align="justify" fo:margin-left="2.40pt" fo:text-indent="0.00pt" fo:margin-right="2.40pt" fo:margin-top="6.00pt" fo:margin-bottom="7.20pt"/>
    </style:style>
    <style:style style:name="P26" style:family="paragraph">
      <style:paragraph-properties fo:line-height="100.00%" fo:text-align="left" fo:margin-top="2.00pt"/>
    </style:style>
    <style:style style:name="P27" style:family="paragraph">
      <style:paragraph-properties fo:line-height="100.00%" fo:text-align="justify" fo:margin-left="2.40pt" fo:text-indent="0.00pt" fo:margin-right="2.40pt" fo:margin-top="6.00pt" fo:margin-bottom="7.20pt"/>
    </style:style>
    <style:style style:name="P2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29" style:family="paragraph">
      <style:paragraph-properties fo:line-height="100.00%" fo:text-align="left" fo:margin-top="2.00pt"/>
    </style:style>
    <text:list-style style:name="L30">
      <text:list-level-style-bullet text:level="1" text:bullet-char="•">
        <style:list-level-properties text:space-before="20.40pt" text:min-label-width="18.00pt"/>
        <style:text-properties fo:font-family="Symbol"/>
      </text:list-level-style-bullet>
    </text:list-style>
    <style:style style:name="P30" style:family="paragraph">
      <style:paragraph-properties fo:line-height="100.00%" fo:text-align="justify" fo:margin-right="2.40pt" fo:margin-top="6.00pt" fo:margin-bottom="7.20pt">
        <style:tab-stops>
          <style:tab-stop style:position="-2.40pt"/>
        </style:tab-stops>
      </style:paragraph-properties>
    </style:style>
    <style:style style:name="P31" style:family="paragraph">
      <style:paragraph-properties fo:line-height="100.00%" fo:text-align="left" fo:margin-top="2.00pt"/>
    </style:style>
    <style:style style:name="P32" style:family="paragraph">
      <style:paragraph-properties fo:line-height="100.00%" fo:text-align="justify" fo:margin-left="2.40pt" fo:text-indent="0.00pt" fo:margin-right="2.40pt" fo:margin-top="6.00pt" fo:margin-bottom="7.20pt"/>
    </style:style>
    <style:style style:name="P33" style:family="paragraph">
      <style:paragraph-properties fo:line-height="100.00%" fo:text-align="left" fo:margin-top="5.00pt" fo:margin-bottom="5.00pt"/>
    </style:style>
    <style:style style:name="P34" style:family="paragraph">
      <style:paragraph-properties fo:line-height="100.00%" fo:text-align="justify" fo:margin-left="2.40pt" fo:text-indent="0.00pt" fo:margin-right="2.40pt" fo:margin-top="6.00pt" fo:margin-bottom="7.20pt"/>
    </style:style>
    <style:style style:name="P3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36" style:family="paragraph">
      <style:paragraph-properties fo:line-height="100.00%" fo:text-align="justify" fo:margin-left="2.40pt" fo:text-indent="0.00pt" fo:margin-right="2.40pt" fo:margin-top="6.00pt" fo:margin-bottom="7.20pt"/>
    </style:style>
    <style:style style:name="P37" style:family="paragraph">
      <style:paragraph-properties fo:line-height="100.00%" fo:text-align="left" fo:margin-top="2.00pt"/>
    </style:style>
    <style:style style:name="P3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39" style:family="paragraph">
      <style:paragraph-properties fo:line-height="100.00%" fo:text-align="left" fo:margin-top="2.00pt"/>
    </style:style>
    <text:list-style style:name="L40">
      <text:list-level-style-bullet text:level="1" text:bullet-char="•">
        <style:list-level-properties text:space-before="20.40pt" text:min-label-width="18.00pt"/>
        <style:text-properties fo:font-family="Symbol"/>
      </text:list-level-style-bullet>
    </text:list-style>
    <style:style style:name="P40" style:family="paragraph">
      <style:paragraph-properties fo:line-height="100.00%" fo:text-align="justify" fo:margin-right="2.40pt" fo:margin-top="6.00pt" fo:margin-bottom="7.20pt">
        <style:tab-stops>
          <style:tab-stop style:position="-2.40pt"/>
        </style:tab-stops>
      </style:paragraph-properties>
    </style:style>
    <style:style style:name="P41" style:family="paragraph">
      <style:paragraph-properties fo:line-height="100.00%" fo:text-align="left" fo:margin-top="2.00pt"/>
    </style:style>
    <style:style style:name="P42" style:family="paragraph">
      <style:paragraph-properties fo:line-height="100.00%" fo:text-align="justify" fo:margin-left="2.40pt" fo:text-indent="0.00pt" fo:margin-right="2.40pt" fo:margin-top="6.00pt" fo:margin-bottom="7.20pt"/>
    </style:style>
    <style:style style:name="P43" style:family="paragraph">
      <style:paragraph-properties fo:line-height="100.00%" fo:text-align="left" fo:margin-top="5.00pt" fo:margin-bottom="5.00pt"/>
    </style:style>
    <style:style style:name="P44" style:family="paragraph">
      <style:paragraph-properties fo:line-height="100.00%" fo:text-align="justify" fo:margin-left="2.40pt" fo:text-indent="0.00pt" fo:margin-right="2.40pt" fo:margin-top="6.00pt" fo:margin-bottom="7.20pt"/>
    </style:style>
    <style:style style:name="P4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6" style:family="paragraph">
      <style:paragraph-properties fo:line-height="100.00%" fo:text-align="justify" fo:margin-bottom="8.00pt"/>
    </style:style>
    <style:style style:name="P47" style:family="paragraph">
      <style:paragraph-properties fo:line-height="100.00%" fo:text-align="left" fo:margin-top="5.00pt" fo:margin-bottom="5.00pt"/>
    </style:style>
    <style:style style:name="P48" style:family="paragraph">
      <style:paragraph-properties fo:line-height="100.00%" fo:text-align="justify" fo:margin-left="2.40pt" fo:text-indent="0.00pt" fo:margin-right="2.40pt" fo:margin-top="6.00pt" fo:margin-bottom="7.20pt"/>
    </style:style>
    <style:style style:name="P49"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0" style:family="paragraph">
      <style:paragraph-properties fo:line-height="100.00%" fo:text-align="justify" fo:margin-bottom="8.00pt"/>
    </style:style>
    <style:style style:name="P51" style:family="paragraph">
      <style:paragraph-properties fo:line-height="100.00%" fo:text-align="left" fo:margin-top="5.00pt" fo:margin-bottom="5.00pt"/>
    </style:style>
    <style:style style:name="P52" style:family="paragraph">
      <style:paragraph-properties fo:line-height="100.00%" fo:text-align="justify" fo:margin-left="2.40pt" fo:text-indent="0.00pt" fo:margin-right="2.40pt" fo:margin-top="6.00pt" fo:margin-bottom="7.20pt"/>
    </style:style>
    <style:style style:name="P53" style:family="paragraph">
      <style:paragraph-properties fo:line-height="100.00%" fo:text-align="left" fo:margin-top="2.00pt"/>
    </style:style>
    <style:style style:name="P54"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5" style:family="paragraph">
      <style:paragraph-properties fo:line-height="100.00%" fo:text-align="left" fo:margin-top="2.00pt"/>
    </style:style>
    <style:style style:name="P56" style:family="paragraph">
      <style:paragraph-properties fo:line-height="100.00%" fo:text-align="justify" fo:margin-left="2.40pt" fo:text-indent="0.00pt" fo:margin-right="2.40pt" fo:margin-top="6.00pt" fo:margin-bottom="7.20pt"/>
    </style:style>
    <style:style style:name="P57" style:family="paragraph">
      <style:paragraph-properties fo:line-height="100.00%" fo:text-align="left" fo:margin-top="2.00pt"/>
    </style:style>
    <style:style style:name="P58" style:family="paragraph">
      <style:paragraph-properties fo:line-height="100.00%" fo:text-align="justify" fo:margin-left="2.40pt" fo:text-indent="0.00pt" fo:margin-right="2.40pt" fo:margin-top="6.00pt" fo:margin-bottom="7.20pt"/>
    </style:style>
    <style:style style:name="P59" style:family="paragraph">
      <style:paragraph-properties fo:line-height="100.00%" fo:text-align="left" fo:margin-top="5.00pt" fo:margin-bottom="5.00pt"/>
    </style:style>
    <style:style style:name="P60" style:family="paragraph">
      <style:paragraph-properties fo:line-height="100.00%" fo:text-align="justify" fo:margin-left="2.40pt" fo:text-indent="0.00pt" fo:margin-right="2.40pt" fo:margin-top="6.00pt" fo:margin-bottom="7.20pt"/>
    </style:style>
    <style:style style:name="P61" style:family="paragraph">
      <style:paragraph-properties fo:line-height="100.00%" fo:text-align="left" fo:margin-top="2.00pt"/>
    </style:style>
    <style:style style:name="P62"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3" style:family="paragraph">
      <style:paragraph-properties fo:line-height="100.00%" fo:text-align="left" fo:margin-top="2.00pt"/>
    </style:style>
    <text:list-style style:name="L64">
      <text:list-level-style-bullet text:level="1" text:bullet-char="•">
        <style:list-level-properties text:space-before="20.40pt" text:min-label-width="18.00pt"/>
        <style:text-properties fo:font-family="Symbol"/>
      </text:list-level-style-bullet>
    </text:list-style>
    <style:style style:name="P64" style:family="paragraph">
      <style:paragraph-properties fo:line-height="100.00%" fo:text-align="justify" fo:margin-right="2.40pt" fo:margin-top="6.00pt" fo:margin-bottom="7.20pt">
        <style:tab-stops>
          <style:tab-stop style:position="-2.40pt"/>
        </style:tab-stops>
      </style:paragraph-properties>
    </style:style>
    <style:style style:name="P65" style:family="paragraph">
      <style:paragraph-properties fo:line-height="100.00%" fo:text-align="left" fo:margin-top="2.00pt"/>
    </style:style>
    <style:style style:name="P66" style:family="paragraph">
      <style:paragraph-properties fo:line-height="100.00%" fo:text-align="justify" fo:margin-left="2.40pt" fo:text-indent="0.00pt" fo:margin-right="2.40pt" fo:margin-top="6.00pt" fo:margin-bottom="7.20pt"/>
    </style:style>
    <style:style style:name="P67" style:family="paragraph">
      <style:paragraph-properties fo:line-height="100.00%" fo:text-align="left" fo:margin-top="5.00pt" fo:margin-bottom="5.00pt"/>
    </style:style>
    <style:style style:name="P68" style:family="paragraph">
      <style:paragraph-properties fo:line-height="100.00%" fo:text-align="justify" fo:margin-left="2.40pt" fo:text-indent="0.00pt" fo:margin-right="2.40pt" fo:margin-top="6.00pt" fo:margin-bottom="7.20pt"/>
    </style:style>
    <style:style style:name="P69" style:family="paragraph">
      <style:paragraph-properties fo:line-height="100.00%" fo:text-align="left" fo:margin-top="2.00pt"/>
    </style:style>
    <style:style style:name="P70"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71" style:family="paragraph">
      <style:paragraph-properties fo:line-height="100.00%" fo:text-align="left" fo:margin-top="2.00pt"/>
    </style:style>
    <text:list-style style:name="L72">
      <text:list-level-style-bullet text:level="1" text:bullet-char="•">
        <style:list-level-properties text:space-before="20.40pt" text:min-label-width="18.00pt"/>
        <style:text-properties fo:font-family="Symbol"/>
      </text:list-level-style-bullet>
    </text:list-style>
    <style:style style:name="P72" style:family="paragraph">
      <style:paragraph-properties fo:line-height="100.00%" fo:text-align="justify" fo:margin-right="2.40pt" fo:margin-top="6.00pt" fo:margin-bottom="7.20pt">
        <style:tab-stops>
          <style:tab-stop style:position="-2.40pt"/>
        </style:tab-stops>
      </style:paragraph-properties>
    </style:style>
    <style:style style:name="P73" style:family="paragraph">
      <style:paragraph-properties fo:line-height="100.00%" fo:text-align="left" fo:margin-top="2.00pt"/>
    </style:style>
    <style:style style:name="P74" style:family="paragraph">
      <style:paragraph-properties fo:line-height="100.00%" fo:text-align="justify" fo:margin-left="2.40pt" fo:text-indent="0.00pt" fo:margin-right="2.40pt" fo:margin-top="6.00pt" fo:margin-bottom="7.20pt"/>
    </style:style>
    <text:list-style style:name="L75">
      <text:list-level-style-bullet text:level="1" text:bullet-char="•">
        <style:list-level-properties text:space-before="20.40pt" text:min-label-width="18.00pt"/>
        <style:text-properties fo:font-family="Symbol"/>
      </text:list-level-style-bullet>
    </text:list-style>
    <style:style style:name="P75" style:family="paragraph">
      <style:paragraph-properties fo:line-height="100.00%" fo:text-align="justify" fo:margin-right="2.40pt" fo:margin-top="6.00pt" fo:margin-bottom="7.20pt">
        <style:tab-stops>
          <style:tab-stop style:position="-2.40pt"/>
        </style:tab-stops>
      </style:paragraph-properties>
    </style:style>
    <style:style style:name="P76" style:family="paragraph">
      <style:paragraph-properties fo:line-height="100.00%" fo:text-align="justify" fo:margin-left="2.40pt" fo:text-indent="0.00pt" fo:margin-right="2.40pt" fo:margin-top="6.00pt" fo:margin-bottom="7.20pt"/>
    </style:style>
    <text:list-style style:name="L77">
      <text:list-level-style-bullet text:level="1" text:bullet-char="•">
        <style:list-level-properties text:space-before="20.40pt" text:min-label-width="18.00pt"/>
        <style:text-properties fo:font-family="Symbol"/>
      </text:list-level-style-bullet>
    </text:list-style>
    <style:style style:name="P77" style:family="paragraph">
      <style:paragraph-properties fo:line-height="100.00%" fo:text-align="justify" fo:margin-right="2.40pt" fo:margin-top="6.00pt" fo:margin-bottom="7.20pt">
        <style:tab-stops>
          <style:tab-stop style:position="-2.40pt"/>
        </style:tab-stops>
      </style:paragraph-properties>
    </style:style>
    <style:style style:name="P78" style:family="paragraph">
      <style:paragraph-properties fo:line-height="100.00%" fo:text-align="justify" fo:margin-bottom="8.00pt"/>
    </style:style>
  </office:automatic-styles>
  <office:body>
    <office:text>
      <text:p text:style-name="P1"><text:span text:style-name="T1">Docker</text:span></text:p>
      <text:p text:style-name="P1"><text:span text:style-name="T1"/></text:p>
      <text:p text:style-name="P2"><text:span text:style-name="T2">Docker is a container management service. The keywords of Docker are </text:span><text:span text:style-name="T3">develop, ship</text:span><text:span text:style-name="T4"> and </text:span><text:span text:style-name="T5">run</text:span><text:span text:style-name="T6"> anywhere. The whole idea of Docker is for developers to easily develop applications, ship them into containers which can then be deployed anywhere.</text:span></text:p>
      <text:p text:style-name="P3"><text:span text:style-name="T7">Features of Docker</text:span></text:p>
      <text:list text:style-name="L4">
        <text:list-item>
          <text:p text:style-name="P4"><text:span text:style-name="T7">Docker has the ability to reduce the size of development by providing a smaller footprint of the operating system via containers.</text:span></text:p>
        </text:list-item>
        <text:list-item>
          <text:p text:style-name="P4"><text:span text:style-name="T7">With containers, it becomes easier for teams across different units, such as development, QA and Operations to work seamlessly across applications.</text:span></text:p>
        </text:list-item>
        <text:list-item>
          <text:p text:style-name="P4"><text:span text:style-name="T7">You can deploy Docker containers anywhere, on any physical and virtual machines and even on the cloud.</text:span></text:p>
        </text:list-item>
        <text:list-item>
          <text:p text:style-name="P4"><text:span text:style-name="T7">Since Docker containers are pretty lightweight, they are very easily scalable.</text:span></text:p>
        </text:list-item>
      </text:list>
      <text:p text:style-name="P5"><text:span text:style-name="T7">Components of Docker</text:span></text:p>
      <text:p text:style-name="P6"><text:span text:style-name="T7">Docker has the following components</text:span></text:p>
      <text:list text:style-name="L7">
        <text:list-item>
          <text:p text:style-name="P7"><text:span text:style-name="T8">Docker for Mac</text:span><text:span text:style-name="T9"> − It allows one to run Docker containers on the Mac OS.</text:span></text:p>
        </text:list-item>
        <text:list-item>
          <text:p text:style-name="P7"><text:span text:style-name="T10">Docker for Linux</text:span><text:span text:style-name="T11"> − It allows one to run Docker containers on the Linux OS.</text:span></text:p>
        </text:list-item>
        <text:list-item>
          <text:p text:style-name="P7"><text:span text:style-name="T12">Docker for Windows</text:span><text:span text:style-name="T13"> − It allows one to run Docker containers on the Windows OS.</text:span></text:p>
        </text:list-item>
        <text:list-item>
          <text:p text:style-name="P7"><text:span text:style-name="T14">Docker Engine</text:span><text:span text:style-name="T15"> − It is used for building Docker images and creating Docker containers.</text:span></text:p>
        </text:list-item>
        <text:list-item>
          <text:p text:style-name="P7"><text:span text:style-name="T16">Docker Hub</text:span><text:span text:style-name="T17"> − This is the registry which is used to host various Docker images.</text:span></text:p>
        </text:list-item>
        <text:list-item>
          <text:p text:style-name="P7"><text:span text:style-name="T18">Docker Compose</text:span><text:span text:style-name="T19"> − This is used to define applications using multiple Docker containers.</text:span></text:p>
        </text:list-item>
      </text:list>
      <text:p text:style-name="P8"><text:span text:style-name="T19">In Docker, everything is based on Images. An image is a combination of a file system and parameters. Let’s take an example of the following command in Docker.</text:span></text:p>
      <text:p text:style-name="P9"><text:span text:style-name="T19">docker run hello-world </text:span></text:p>
      <text:list text:style-name="L10">
        <text:list-item>
          <text:p text:style-name="P10"><text:span text:style-name="T19">The Docker command is specific and tells the Docker program on the Operating System that something needs to be done.</text:span></text:p>
        </text:list-item>
        <text:list-item>
          <text:p text:style-name="P10"><text:span text:style-name="T19">The </text:span><text:span text:style-name="T20">run</text:span><text:span text:style-name="T21"> command is used to mention that we want to create an instance of an image, which is then called a </text:span><text:span text:style-name="T22">container</text:span><text:span text:style-name="T23">.</text:span></text:p>
        </text:list-item>
        <text:list-item>
          <text:p text:style-name="P10"><text:span text:style-name="T23">Finally, "hello-world" represents the image from which the container is made.</text:span></text:p>
        </text:list-item>
      </text:list>
      <text:p text:style-name="P11"><text:span text:style-name="T23">Now let’s look at how we can use the CentOS image available in Docker Hub to run CentOS on our Ubuntu machine. We can do this by executing the following command on our Ubuntu machine −</text:span></text:p>
      <text:p text:style-name="P12"><text:span text:style-name="T23">sudo docker run -it centos /bin/bash</text:span></text:p>
      <text:p text:style-name="P13"><text:span text:style-name="T23">Note the following points about the above </text:span><text:span text:style-name="T24">sudo</text:span><text:span text:style-name="T25"> command −</text:span></text:p>
      <text:list text:style-name="L14">
        <text:list-item>
          <text:p text:style-name="P14"><text:span text:style-name="T25">We are using the </text:span><text:span text:style-name="T26">sudo</text:span><text:span text:style-name="T27"> command to ensure that it runs with </text:span><text:span text:style-name="T28">root</text:span><text:span text:style-name="T29"> access.</text:span></text:p>
        </text:list-item>
        <text:list-item>
          <text:p text:style-name="P14"><text:span text:style-name="T29">Here, </text:span><text:span text:style-name="T30">centos</text:span><text:span text:style-name="T31"> is the name of the image we want to download from Docker Hub and install on our Ubuntu machine.</text:span></text:p>
        </text:list-item>
        <text:list-item>
          <text:p text:style-name="P14"><text:span text:style-name="T32">─it</text:span><text:span text:style-name="T33"> is used to mention that we want to run in </text:span><text:span text:style-name="T34">interactive mode</text:span><text:span text:style-name="T35">.</text:span></text:p>
        </text:list-item>
        <text:list-item>
          <text:p text:style-name="P14"><text:span text:style-name="T36">/bin/bash</text:span><text:span text:style-name="T37"> is used to run the bash shell once CentOS is up and running.</text:span></text:p>
        </text:list-item>
      </text:list>
      <text:p text:style-name="P15"><text:span text:style-name="T37">Displaying Docker Images</text:span></text:p>
      <text:p text:style-name="P15"><text:span text:style-name="T37">Images</text:span></text:p>
      <text:p text:style-name="P15"><text:span text:style-name="T37">• Images are read only templates used to create containers.</text:span></text:p>
      <text:p text:style-name="P15"><text:span text:style-name="T37">• Images are created with the docker build command, either</text:span></text:p>
      <text:p text:style-name="P15"><text:span text:style-name="T37">by us or by other docker users.</text:span></text:p>
      <text:p text:style-name="P15"><text:span text:style-name="T37">• Images are composed of layers of other images.</text:span></text:p>
      <text:p text:style-name="P15"><text:span text:style-name="T37">• Images are stored in a Docker registry.</text:span></text:p>
      <text:p text:style-name="P15"><text:span text:style-name="T37">To see the list of Docker images on the system, you can issue the following command.</text:span></text:p>
      <text:p text:style-name="P16"><text:span text:style-name="T37">docker images</text:span></text:p>
      <text:p text:style-name="P17"><text:span text:style-name="T37">This command is used to display all the images currently installed on the system.</text:span></text:p>
      <text:p text:style-name="P18"><text:span text:style-name="T38">Syntax</text:span><text:span text:style-name="T39"/></text:p>
      <text:p text:style-name="P19"><text:span text:style-name="T39">docker images </text:span></text:p>
      <text:p text:style-name="P20"><text:span text:style-name="T40">Options</text:span></text:p>
      <text:p text:style-name="P21"><text:span text:style-name="T41">None</text:span></text:p>
      <text:p text:style-name="P22"><text:span text:style-name="T42">Return Value</text:span><text:span text:style-name="T43"/></text:p>
      <text:p text:style-name="P23"><text:span text:style-name="T43">The output will provide the list of images on the system.</text:span></text:p>
      <text:p text:style-name="P24"><text:span text:style-name="T43">Downloading Docker Images</text:span></text:p>
      <text:p text:style-name="P25"><text:span text:style-name="T43">Images can be downloaded from Docker Hub using the Docker </text:span><text:span text:style-name="T44">run</text:span><text:span text:style-name="T45"> command. Let’s see in detail how we can do this.</text:span></text:p>
      <text:p text:style-name="P26"><text:span text:style-name="T46">Syntax</text:span><text:span text:style-name="T47"/></text:p>
      <text:p text:style-name="P27"><text:span text:style-name="T47">The following syntax is used to run a command in a Docker container.</text:span></text:p>
      <text:p text:style-name="P28"><text:span text:style-name="T47">docker run image </text:span></text:p>
      <text:p text:style-name="P29"><text:span text:style-name="T48">Options</text:span><text:span text:style-name="T49"/></text:p>
      <text:list text:style-name="L30">
        <text:list-item>
          <text:p text:style-name="P30"><text:span text:style-name="T50">Image</text:span><text:span text:style-name="T51"> − This is the name of the image which is used to run the container.</text:span></text:p>
        </text:list-item>
      </text:list>
      <text:p text:style-name="P31"><text:span text:style-name="T52">Return Value</text:span><text:span text:style-name="T53"/></text:p>
      <text:p text:style-name="P32"><text:span text:style-name="T53">The output will run the command in the desired container.</text:span></text:p>
      <text:p text:style-name="P33"><text:span text:style-name="T53">Removing Docker Images</text:span></text:p>
      <text:p text:style-name="P34"><text:span text:style-name="T53">The Docker images on the system can be removed via the </text:span><text:span text:style-name="T54">docker rmi</text:span><text:span text:style-name="T55"> command. Let’s look at this command in more detail.</text:span></text:p>
      <text:p text:style-name="P35"><text:span text:style-name="T55">docker rmi</text:span></text:p>
      <text:p text:style-name="P36"><text:span text:style-name="T55">This command is used to remove Docker images.</text:span></text:p>
      <text:p text:style-name="P37"><text:span text:style-name="T56">Syntax</text:span><text:span text:style-name="T57"/></text:p>
      <text:p text:style-name="P38"><text:span text:style-name="T57">docker rmi ImageID</text:span></text:p>
      <text:p text:style-name="P39"><text:span text:style-name="T58">Options</text:span></text:p>
      <text:list text:style-name="L40">
        <text:list-item>
          <text:p text:style-name="P40"><text:span text:style-name="T58">ImageID</text:span><text:span text:style-name="T59"> − This is the ID of the image which needs to be removed.</text:span></text:p>
        </text:list-item>
      </text:list>
      <text:p text:style-name="P41"><text:span text:style-name="T60">Return Value</text:span><text:span text:style-name="T61"/></text:p>
      <text:p text:style-name="P42"><text:span text:style-name="T61">The output will provide the Image ID of the deleted Image.</text:span></text:p>
      <text:p text:style-name="P42"><text:span text:style-name="T61">Containers are instances of Docker images that can be run using the Docker run command. The basic purpose of Docker is to run containers. Let’s discuss how to work with containers.</text:span></text:p>
      <text:p text:style-name="P43"><text:span text:style-name="T61">Running a Container</text:span></text:p>
      <text:p text:style-name="P44"><text:span text:style-name="T61">Running of containers is managed with the Docker </text:span><text:span text:style-name="T62">run</text:span><text:span text:style-name="T63"> command. To run a container in an interactive mode, first launch the Docker container.</text:span></text:p>
      <text:p text:style-name="P45"><text:span text:style-name="T63">sudo docker run –it centos /bin/bash </text:span></text:p>
      <text:p text:style-name="P46"><text:span text:style-name="T63"/></text:p>
      <text:p text:style-name="P47"><text:span text:style-name="T63">Listing of Containers</text:span></text:p>
      <text:p text:style-name="P48"><text:span text:style-name="T63">One can list all of the containers on the machine via the </text:span><text:span text:style-name="T64">docker ps</text:span><text:span text:style-name="T65"> command. This command is used to return the currently running containers.</text:span></text:p>
      <text:p text:style-name="P49"><text:span text:style-name="T65">docker ps</text:span></text:p>
      <text:p text:style-name="P50"><text:span text:style-name="T66"/></text:p>
      <text:p text:style-name="P50"><text:span text:style-name="T66"/></text:p>
      <text:p text:style-name="P50"><text:span text:style-name="T66">Docker takes care of the networking aspects so that the containers can communicate with other containers and also with the Docker Host. If you do an </text:span><text:span text:style-name="T67">ifconfig</text:span><text:span text:style-name="T68"> on the Docker Host, you will see the Docker Ethernet adapter. This adapter is created when Docker is installed on the Docker Host.</text:span></text:p>
      <text:p text:style-name="P51"><text:span text:style-name="T69">Listing All Docker Networks</text:span></text:p>
      <text:p text:style-name="P52"><text:span text:style-name="T69">This command can be used to list all the networks associated with Docker on the host.</text:span></text:p>
      <text:p text:style-name="P53"><text:span text:style-name="T70">Syntax</text:span><text:span text:style-name="T71"/></text:p>
      <text:p text:style-name="P54"><text:span text:style-name="T71">docker network ls </text:span></text:p>
      <text:p text:style-name="P55"><text:span text:style-name="T72">Options</text:span></text:p>
      <text:p text:style-name="P56"><text:span text:style-name="T73">None</text:span></text:p>
      <text:p text:style-name="P57"><text:span text:style-name="T74">Return Value</text:span><text:span text:style-name="T75"/></text:p>
      <text:p text:style-name="P58"><text:span text:style-name="T75">The command will output all the networks on the Docker Host.</text:span></text:p>
      <text:p text:style-name="P59"><text:span text:style-name="T75">nspecting a Docker network</text:span></text:p>
      <text:p text:style-name="P60"><text:span text:style-name="T75">If you want to see more details on the network associated with Docker, you can use the Docker </text:span><text:span text:style-name="T76">network inspect</text:span><text:span text:style-name="T77"> command.</text:span></text:p>
      <text:p text:style-name="P61"><text:span text:style-name="T78">Syntax</text:span><text:span text:style-name="T79"/></text:p>
      <text:p text:style-name="P62"><text:span text:style-name="T79">docker network inspect networkname </text:span></text:p>
      <text:p text:style-name="P63"><text:span text:style-name="T80">Options</text:span></text:p>
      <text:list text:style-name="L64">
        <text:list-item>
          <text:p text:style-name="P64"><text:span text:style-name="T80">networkname</text:span><text:span text:style-name="T81"> − This is the name of the network you need to inspect.</text:span></text:p>
        </text:list-item>
      </text:list>
      <text:p text:style-name="P65"><text:span text:style-name="T82">Return Value</text:span><text:span text:style-name="T83"/></text:p>
      <text:p text:style-name="P66"><text:span text:style-name="T83">The command will output all the details about the network.</text:span></text:p>
      <text:p text:style-name="P67"><text:span text:style-name="T83">Creating Your Own New Network</text:span></text:p>
      <text:p text:style-name="P68"><text:span text:style-name="T83">One can create a network in Docker before launching containers. This can be done with the following command −</text:span></text:p>
      <text:p text:style-name="P69"><text:span text:style-name="T84">Syntax</text:span><text:span text:style-name="T85"/></text:p>
      <text:p text:style-name="P70"><text:span text:style-name="T85">docker network create –-driver drivername name </text:span></text:p>
      <text:p text:style-name="P71"><text:span text:style-name="T86">Options</text:span></text:p>
      <text:list text:style-name="L72">
        <text:list-item>
          <text:p text:style-name="P72"><text:span text:style-name="T86">drivername</text:span><text:span text:style-name="T87"> − This is the name used for the network driver.</text:span></text:p>
        </text:list-item>
        <text:list-item>
          <text:p text:style-name="P72"><text:span text:style-name="T88">name</text:span><text:span text:style-name="T89"> − This is the name given to the network.</text:span></text:p>
        </text:list-item>
      </text:list>
      <text:p text:style-name="P73"><text:span text:style-name="T90">Return Value</text:span><text:span text:style-name="T91"/></text:p>
      <text:p text:style-name="P74"><text:span text:style-name="T91">The command will output the long ID for the new network.</text:span></text:p>
      <text:p text:style-name="P74"><text:span text:style-name="T91">The following image shows the standard and traditional architecture of </text:span><text:span text:style-name="T92">virtualization</text:span><text:span text:style-name="T93">.</text:span></text:p>
      <text:p text:style-name="P74"><text:span text:style-name="T93">None Network</text:span></text:p>
      <text:p text:style-name="P74"><text:span text:style-name="T93">• Provides the maximum level of network protection.</text:span></text:p>
      <text:p text:style-name="P74"><text:span text:style-name="T93">• Not a good choice if network or Internet connection is required.</text:span></text:p>
      <text:p text:style-name="P74"><text:span text:style-name="T93">• Suites well where the container require the maximum level of</text:span></text:p>
      <text:p text:style-name="P74"><text:span text:style-name="T93">network security and network access is not necessary.</text:span></text:p>
      <text:p text:style-name="P74"><text:span text:style-name="T93">Host Network</text:span></text:p>
      <text:p text:style-name="P74"><text:span text:style-name="T93">• Minimum network security level.</text:span></text:p>
      <text:p text:style-name="P74"><text:span text:style-name="T93">• No isolation on this type of open containers, thus leave the</text:span></text:p>
      <text:p text:style-name="P74"><text:span text:style-name="T93">container widely unprotected.</text:span></text:p>
      <text:p text:style-name="P74"><text:span text:style-name="T93">• Containers running in the host network stack should see a higher</text:span></text:p>
      <text:p text:style-name="P74"><text:span text:style-name="T93">level of performance than those traversing the docker0 bridge and</text:span></text:p>
      <text:p text:style-name="P74"><text:span text:style-name="T93">iptables port mappings.</text:span></text:p>
      <text:p text:style-name="P74"><text:span text:style-name="T93">The server is the physical server that is used to host multiple virtual machines.</text:span></text:p>
      <text:list text:style-name="L75">
        <text:list-item>
          <text:p text:style-name="P75"><text:span text:style-name="T93">The Host OS is the base machine such as Linux or Windows.</text:span></text:p>
        </text:list-item>
        <text:list-item>
          <text:p text:style-name="P75"><text:span text:style-name="T93">The Hypervisor is either VMWare or Windows Hyper V that is used to host virtual machines.</text:span></text:p>
        </text:list-item>
        <text:list-item>
          <text:p text:style-name="P75"><text:span text:style-name="T93">You would then install multiple operating systems as virtual machines on top of the existing hypervisor as Guest OS.</text:span></text:p>
        </text:list-item>
        <text:list-item>
          <text:p text:style-name="P75"><text:span text:style-name="T93">You would then host your applications on top of each Guest OS.</text:span></text:p>
        </text:list-item>
      </text:list>
      <text:p text:style-name="P76"><text:span text:style-name="T93">The following image shows the new generation of virtualization that is enabled via Dockers. Let’s have a look at the various layers.</text:span></text:p>
      <text:list text:style-name="L77">
        <text:list-item>
          <text:p text:style-name="P77"><text:span text:style-name="T93">The server is the physical server that is used to host multiple virtual machines. So this layer remains the same.</text:span></text:p>
        </text:list-item>
        <text:list-item>
          <text:p text:style-name="P77"><text:span text:style-name="T93">The Host OS is the base machine such as Linux or Windows. So this layer remains the same.</text:span></text:p>
        </text:list-item>
        <text:list-item>
          <text:p text:style-name="P77"><text:span text:style-name="T93">Now comes the new generation which is the Docker engine. This is used to run the operating system which earlier used to be virtual machines as Docker containers.</text:span></text:p>
        </text:list-item>
        <text:list-item>
          <text:p text:style-name="P77"><text:span text:style-name="T93">All of the Apps now run as Docker containers.</text:span></text:p>
        </text:list-item>
      </text:list>
      <text:p text:style-name="P78"><text:span text:style-name="T9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